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989" officeooo:paragraph-rsid="001c098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p text:style-name="P1">Ingeniería de software 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1:53:30.325584583</meta:creation-date>
    <dc:date>2021-10-18T12:32:47.008071727</dc:date>
    <meta:editing-duration>PT29M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" meta:character-count="24" meta:non-whitespace-character-count="21"/>
  </office:meta>
</office:document-meta>
</file>